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2a0" officeooo:paragraph-rsid="000a22a0"/>
    </style:style>
    <style:style style:name="P2" style:family="paragraph" style:parent-style-name="Standard">
      <style:text-properties officeooo:rsid="000a441a" officeooo:paragraph-rsid="000a441a"/>
    </style:style>
    <style:style style:name="P3" style:family="paragraph" style:parent-style-name="Table_20_Contents">
      <style:text-properties officeooo:rsid="000a22a0" officeooo:paragraph-rsid="000a22a0"/>
    </style:style>
    <style:style style:name="P4" style:family="paragraph" style:parent-style-name="Table_20_Contents">
      <style:text-properties officeooo:rsid="000a441a" officeooo:paragraph-rsid="000a441a"/>
    </style:style>
    <style:style style:name="T1" style:family="text">
      <style:text-properties officeooo:rsid="000a44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code is included: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202837841248">
          <table:table-cell table:style-name="Table1.A1" office:value-type="string">
            <text:p text:style-name="Table_20_Contents">a-self-learning-tic-tac-toe-program.ipynb</text:p>
          </table:table-cell>
          <table:table-cell table:style-name="Table1.B1" office:value-type="string">
            <text:p text:style-name="P3">Reference code to give credit for ideas. Found at https://www.kaggle.com/dhanushkishore/a-self-learning-tic-tac-toe-program</text:p>
          </table:table-cell>
        </table:table-row>
        <table:table-row table:style-name="TableLine94202837841248">
          <table:table-cell table:style-name="Table1.A2" office:value-type="string">
            <text:p text:style-name="P3">gamegenerator.py</text:p>
          </table:table-cell>
          <table:table-cell table:style-name="Table1.B2" office:value-type="string">
            <text:p text:style-name="P3">Generates N number of games into an array to feed into a machine learning model. Not used in final product but can be used to explain how to generate X_train and Y_train values.</text:p>
          </table:table-cell>
        </table:table-row>
        <table:table-row table:style-name="TableLine94202837841248">
          <table:table-cell table:style-name="Table1.A2" office:value-type="string">
            <text:p text:style-name="P3">gamegenerator_withboard.py</text:p>
          </table:table-cell>
          <table:table-cell table:style-name="Table1.B2" office:value-type="string">
            <text:p text:style-name="P3">Generates N number of games but shows a visual board for students to follow along easier.</text:p>
          </table:table-cell>
        </table:table-row>
        <table:table-row table:style-name="TableLine94202837841248">
          <table:table-cell table:style-name="Table1.A2" office:value-type="string">
            <text:p text:style-name="P3">history.txt</text:p>
          </table:table-cell>
          <table:table-cell table:style-name="Table1.B2" office:value-type="string">
            <text:p text:style-name="P3">Same data file generated by gamegenerator.py</text:p>
          </table:table-cell>
        </table:table-row>
        <table:table-row table:style-name="TableLine94202837841248">
          <table:table-cell table:style-name="Table1.A2" office:value-type="string">
            <text:p text:style-name="P3">historyfixer.py</text:p>
          </table:table-cell>
          <table:table-cell table:style-name="Table1.B2" office:value-type="string">
            <text:p text:style-name="P3">Python script attempting to separate input and output that are combined in an array in history.txt</text:p>
          </table:table-cell>
        </table:table-row>
        <table:table-row table:style-name="TableLine94202837841248">
          <table:table-cell table:style-name="Table1.A2" office:value-type="string">
            <text:p text:style-name="P3">tictactoe.py</text:p>
          </table:table-cell>
          <table:table-cell table:style-name="Table1.B2" office:value-type="string">
            <text:p text:style-name="P3">Simple python tic tac toe game that plays in the terminal. Used to adjust students to the code needed for machine learning.</text:p>
          </table:table-cell>
        </table:table-row>
        <table:table-row table:style-name="TableLine94202837841248">
          <table:table-cell table:style-name="Table1.A2" office:value-type="string">
            <text:p text:style-name="P3">tictactoe1000_model.h5</text:p>
          </table:table-cell>
          <table:table-cell table:style-name="Table1.B2" office:value-type="string">
            <text:p text:style-name="P3">Keras model for 1000 tic tac toe games. Created with X making random moves so it has trained O poorly. </text:p>
          </table:table-cell>
        </table:table-row>
        <table:table-row table:style-name="TableLine94202837841248">
          <table:table-cell table:style-name="Table1.A2" office:value-type="string">
            <text:p text:style-name="P3">tictactoe_model.h5</text:p>
          </table:table-cell>
          <table:table-cell table:style-name="Table1.B2" office:value-type="string">
            <text:p text:style-name="P3">Keras model for 1 tic tac toe game.</text:p>
          </table:table-cell>
        </table:table-row>
        <table:table-row table:style-name="TableLine94202837841248">
          <table:table-cell table:style-name="Table1.A2" office:value-type="string">
            <text:p text:style-name="P3">tictactoewithpredicton.ipynb</text:p>
          </table:table-cell>
          <table:table-cell table:style-name="Table1.B2" office:value-type="string">
            <text:p text:style-name="P3">A functioning tic tac toe game that will have O make a move based on an empty model to train.</text:p>
          </table:table-cell>
        </table:table-row>
        <table:table-row table:style-name="TableLine94202837841248">
          <table:table-cell table:style-name="Table1.A2" office:value-type="string">
            <text:p text:style-name="P3">tictactoewithprediction_model_loaded.ipynb</text:p>
          </table:table-cell>
          <table:table-cell table:style-name="Table1.B2" office:value-type="string">
            <text:p text:style-name="P3">A tic tac toe game in which a model has been loaded. The model can be substituted out.</text:p>
          </table:table-cell>
        </table:table-row>
        <table:table-row table:style-name="TableLine94202837841248">
          <table:table-cell table:style-name="Table1.A2" office:value-type="string">
            <text:p text:style-name="P3"><text:span text:style-name="T1">t</text:span>ictactoewithtrainingGraph.ipynb</text:p>
          </table:table-cell>
          <table:table-cell table:style-name="Table1.B2" office:value-type="string">
            <text:p text:style-name="P4">A notebook that can train N number of times and will output a graph of wins, losses, and draws for analysis.</text:p>
          </table:table-cell>
        </table:table-row>
        <table:table-row table:style-name="TableLine94202837841248">
          <table:table-cell table:style-name="Table1.A2" office:value-type="string">
            <text:p text:style-name="P4">tictactoewithtrainingVisual.ipynb</text:p>
          </table:table-cell>
          <table:table-cell table:style-name="Table1.B2" office:value-type="string">
            <text:p text:style-name="P4">A notebook that can train N number of times and will output a physical board for students to see the progress of the simulation.</text:p>
          </table:table-cell>
        </table:table-row>
        <table:table-row table:style-name="TableLine942028378412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028378412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028378412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Current thoughts: </text:p>
      <text:p text:style-name="P2"/>
      <text:p text:style-name="P2">Included model is created by X randomly generating moves. It can be improved by making X make moves that would purposely cause it to mov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08:24:12.122562371</meta:creation-date>
    <dc:date>2021-07-30T08:37:57.426025928</dc:date>
    <meta:editing-duration>PT3M35S</meta:editing-duration>
    <meta:editing-cycles>1</meta:editing-cycles>
    <meta:document-statistic meta:table-count="1" meta:image-count="0" meta:object-count="0" meta:page-count="1" meta:paragraph-count="27" meta:word-count="258" meta:character-count="1691" meta:non-whitespace-character-count="1457"/>
    <meta:generator>LibreOffice/6.4.7.2$Linux_X86_64 LibreOffice_project/40$Build-2</meta:generator>
  </office:meta>
</office:document-meta>
</file>